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889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889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889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889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889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889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889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889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889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889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889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889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889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889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889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889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889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Ronald de Jesús Rivas Marcan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1/10/2010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673303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2D0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Karla Alejandra Marcano de Rivas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2155080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30.84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9" meta:character-count="1171" meta:non-whitespace-character-count="1002"/>
    <meta:template xlink:type="simple" xlink:actuate="onRequest" xlink:title="Normal" xlink:href=""/>
  </office:meta>
</office:document-meta>
</file>